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OF FAITH (9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OF FAITH (91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lieving in the person of God (91:1-2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lieving in the person of God (91:1-2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lyon (9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addai (91: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ahweh (9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Elohim (91: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FOUNDATION OF FAITH (91:1-2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Believing in the person of God (9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Believing in the promises of God (91: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9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FOUNDATION OF FAITH (91:1-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FOES OF FAITH (91: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FOES OF FAITH (91:3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trap (9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atal plague (91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1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FOUNDATION OF FAITH (9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FOES OF FAITH (91: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FRUITS OF FAITH (91:4-10, 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FRUITS OF FAITH (91:4-10, 13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o find refuge under God's wings (91: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o be protected by the armor of God's faithfulness (9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be reassured in times of terror, danger, and evil (91:5-7, 10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o see the punishment of the wicked (91:8-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o tread upon the lion and snake (91: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SALM 91<text:s text:c="1"/></text:span><text:span text:style-name="a560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THE FOUNDATION OF FAITH (91:1-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FOES OF FAITH (91: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FRUITS OF FAITH (91:4-10, 1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FRIENDS OF FAITH (91:11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FRIENDS OF FAITH (91:11-12)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Who they are (91: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What they do (91:11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What they do (91:11-12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y guard believers (91:11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guide believers (91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FRIENDS OF FAITH (91:11-12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Who they are (91: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What they do (91:11-1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SALM 91<text:s text:c="1"/></text:span><text:span text:style-name="a626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FOUNDATION OF FAITH (91:1-2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FOES OF FAITH (91: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FRUITS OF FAITH (91:4-10, 1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FRIENDS OF FAITH (91:11-12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FELLOWSHIP OF FAITH (91:14-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FELLOWSHIP OF FAITH (91:14-16):<text:s text:c="1"/></text:span><text:span text:style-name="a650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A mutual love (91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Communication through prayer (91:1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A long life of honor (91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SALM 91<text:s text:c="1"/>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FOUNDATION OF FAITH (91:1-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FOES OF FAITH (91: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FRUITS OF FAITH (91:4-10, 1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FRIENDS OF FAITH (91:11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FELLOWSHIP OF FAITH (91:14-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1 </dc:title>
    <meta:initial-creator>David STRICKLAND</meta:initial-creator>
    <dc:creator>David STRICKLAND</dc:creator>
    <meta:creation-date>2020-02-22T19:34:00Z</meta:creation-date>
    <dc:date>2020-02-22T19:34:00Z</dc:date>
    <meta:template xlink:href="BibleStudy" xlink:type="simple"/>
    <meta:editing-cycles>1</meta:editing-cycles>
    <meta:editing-duration>PT0S</meta:editing-duration>
    <meta:document-statistic meta:paragraph-count="58" meta:word-count="419"/>
  </office:meta>
</office:document-meta>
</file>